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3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7" style:family="graphic" style:parent-style-name="standard">
      <style:graphic-properties draw:textarea-vertical-align="middle" draw:auto-grow-height="false" fo:min-height="0.749cm" fo:min-width="0.49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vertical-align="middle" draw:auto-grow-height="false" fo:min-height="0.749cm" fo:min-width="0.499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4.6cm" svg:height="7.2cm" svg:x="2.2cm" svg:y="2.8cm">
          <text:p/>
        </draw:rect>
        <draw:rect draw:style-name="gr1" draw:text-style-name="P1" draw:layer="layout" svg:width="3.4cm" svg:height="0.6cm" svg:x="2.8cm" svg:y="6.2cm">
          <text:p/>
        </draw:rect>
        <draw:frame draw:style-name="gr2" draw:layer="layout" svg:width="3cm" svg:height="0.962cm" svg:x="2.6cm" svg:y="1.8cm">
          <draw:text-box>
            <text:p>Login</text:p>
          </draw:text-box>
        </draw:frame>
        <draw:frame draw:style-name="gr3" draw:layer="layout" svg:width="2.8cm" svg:height="0.962cm" svg:x="3.4cm" svg:y="8.2cm">
          <draw:text-box>
            <text:p>Github</text:p>
          </draw:text-box>
        </draw:frame>
        <draw:rect draw:style-name="gr1" draw:text-style-name="P1" draw:layer="layout" svg:width="4.6cm" svg:height="7.2cm" svg:x="8.6cm" svg:y="2.8cm">
          <text:p/>
        </draw:rect>
        <draw:circle draw:style-name="gr1" draw:text-style-name="P1" draw:layer="layout" svg:width="1cm" svg:height="1cm" svg:x="9cm" svg:y="4.8cm">
          <text:p/>
        </draw:circle>
        <draw:rect draw:style-name="gr4" draw:text-style-name="P1" draw:layer="layout" svg:width="2.6cm" svg:height="1.2cm" svg:x="10.2cm" svg:y="4.8cm">
          <text:p text:style-name="P1">Nome</text:p>
          <text:p text:style-name="P1">Username</text:p>
          <text:p text:style-name="P1">Foto</text:p>
          <text:p text:style-name="P1">Numero de seguidores</text:p>
        </draw:rect>
        <draw:line draw:style-name="gr5" draw:text-style-name="P1" draw:layer="layout" svg:x1="12.8cm" svg:y1="5.4cm" svg:x2="18.2cm" svg:y2="5.4cm">
          <text:p text:style-name="P1">OnClick</text:p>
        </draw:line>
        <draw:rect draw:style-name="gr4" draw:text-style-name="P1" draw:layer="layout" svg:width="4.6cm" svg:height="7.2cm" svg:x="18.2cm" svg:y="2.8cm">
          <text:p text:style-name="P1">Foto</text:p>
          <text:p text:style-name="P1">Nome</text:p>
          <text:p text:style-name="P1">Username</text:p>
          <text:p text:style-name="P1">Seguidores</text:p>
          <text:p text:style-name="P1">Repositorios</text:p>
          <text:p text:style-name="P1">Stars de cada repositorio</text:p>
          <text:p text:style-name="P1">Ling. De cada repo</text:p>
          <text:p text:style-name="P1">Site</text:p>
          <text:p text:style-name="P1">Email</text:p>
          <text:p text:style-name="P1"/>
        </draw:rect>
        <draw:circle draw:style-name="gr1" draw:text-style-name="P1" draw:layer="layout" svg:width="1cm" svg:height="1cm" svg:x="9cm" svg:y="8cm">
          <text:p/>
        </draw:circle>
        <draw:rect draw:style-name="gr4" draw:text-style-name="P1" draw:layer="layout" svg:width="2.6cm" svg:height="1.2cm" svg:x="10.2cm" svg:y="8cm">
          <text:p text:style-name="P1">Nome</text:p>
          <text:p text:style-name="P1">Username</text:p>
          <text:p text:style-name="P1">Foto</text:p>
          <text:p text:style-name="P1">Numero de seguidores</text:p>
        </draw:rect>
        <draw:frame draw:style-name="gr6" draw:layer="layout" svg:width="4.4cm" svg:height="1.673cm" svg:x="8.6cm" svg:y="1.1cm">
          <draw:text-box>
            <text:p>FlatList de devs</text:p>
          </draw:text-box>
        </draw:frame>
        <draw:custom-shape draw:style-name="gr7" draw:text-style-name="P1" draw:layer="layout" svg:width="2cm" svg:height="1.8cm" svg:x="21.4cm" svg:y="1.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8" draw:layer="layout" svg:width="6.2cm" svg:height="3.095cm" svg:x="18cm" svg:y="0.905cm">
          <draw:text-box>
            <text:p>Detalhes com favoritar</text:p>
          </draw:text-box>
        </draw:frame>
        <draw:line draw:style-name="gr9" draw:text-style-name="P1" draw:layer="layout" svg:x1="11cm" svg:y1="10cm" svg:x2="11cm" svg:y2="12.8cm">
          <text:p/>
        </draw:line>
        <draw:custom-shape draw:style-name="gr10" draw:text-style-name="P1" draw:layer="layout" svg:width="1.8cm" svg:height="1.8cm" svg:x="9.2cm" svg:y="13.2cm">
          <text:p text:style-name="P1">Listar Favoritos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pt" fo:country="B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fael marinho</meta:initial-creator>
    <meta:creation-date>2019-09-30T20:08:27</meta:creation-date>
    <meta:editing-duration>PT36M43S</meta:editing-duration>
    <meta:editing-cycles>2</meta:editing-cycles>
    <dc:date>2019-09-30T21:00:20</dc:date>
    <dc:creator>rafael marinho</dc:creator>
    <meta:document-statistic meta:object-count="39"/>
    <meta:generator>OpenOffice/4.1.6$Unix OpenOffice.org_project/416m1$Build-9790</meta:generator>
  </office:meta>
</office:document-meta>
</file>